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0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5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magem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unciante</text:p>
          </table:table-cell>
          <table:table-cell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http://mlb-s2-p.mlstatic.com/santa-fe-gls-novissima-completa-unico-dono-kit-multimidia-742505-MLB25031954061_092016-O.jpg</text:p>
          </table:table-cell>
          <table:table-cell office:value-type="float" office:value="43900" calcext:value-type="float">
            <text:p>4390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<text:s/>Fabricciosbardella </text:p>
          </table:table-cell>
          <table:table-cell office:value-type="string" calcext:value-type="string">
            <text:p>Hyundai Santa Fe GLS 2.4 Tiptronic </text:p>
          </table:table-cell>
        </table:table-row>
        <table:table-row table:style-name="ro1">
          <table:table-cell office:value-type="string" calcext:value-type="string">
            <text:p>http://mlb-s1-p.mlstatic.com/new-civic-lxl-18-automatico-unico-dono-895505-MLB25034519346_092016-O.jpg</text:p>
          </table:table-cell>
          <table:table-cell office:value-type="float" office:value="39999" calcext:value-type="float">
            <text:p>3999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van Jorge Junior </text:p>
          </table:table-cell>
          <table:table-cell office:value-type="string" calcext:value-type="string">
            <text:p>Honda Civic Sedan LXL 1.8 Flex 16V Aut. 4p </text:p>
          </table:table-cell>
        </table:table-row>
        <table:table-row table:style-name="ro1">
          <table:table-cell office:value-type="string" calcext:value-type="string">
            <text:p>http://mlb-s2-p.mlstatic.com/civic-2014-20-exr-leia-o-anuncio-462605-MLB25035205576_092016-O.jpg</text:p>
          </table:table-cell>
          <table:table-cell office:value-type="float" office:value="32500" calcext:value-type="float">
            <text:p>325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<text:s/>Alvaro</text:p>
          </table:table-cell>
          <table:table-cell office:value-type="string" calcext:value-type="string">
            <text:p>Honda Civic Sedan EXR 2.0 Flexone 16V Aut. 4p</text:p>
          </table:table-cell>
        </table:table-row>
        <table:table-row table:style-name="ro1">
          <table:table-cell office:value-type="string" calcext:value-type="string">
            <text:p>http://mlb-s1-p.mlstatic.com/c-4-pallas-682505-MLB25033614514_092016-O.jpg</text:p>
          </table:table-cell>
          <table:table-cell office:value-type="float" office:value="23900" calcext:value-type="float">
            <text:p>239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Upscarmotors</text:p>
          </table:table-cell>
          <table:table-cell office:value-type="string" calcext:value-type="string">
            <text:p>Citroën C4 Pallas GLX 2.0 16V 143cv Mec. </text:p>
          </table:table-cell>
        </table:table-row>
        <table:table-row table:style-name="ro1">
          <table:table-cell office:value-type="string" calcext:value-type="string">
            <text:p>http://mlb-s1-p.mlstatic.com/2010-4x4-cambio-manual-modelo-novo-abs-air-bag-duplo-431605-MLB25031183501_092016-O.jpg</text:p>
          </table:table-cell>
          <table:table-cell office:value-type="float" office:value="36900" calcext:value-type="float">
            <text:p>369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Mitsubishi Pajero TR4 2.0/ 2.0 Flex 16V 4x4 Mec.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Mangan</meta:initial-creator>
    <meta:creation-date>2016-09-08T21:55:33.889678575</meta:creation-date>
    <dc:date>2016-09-08T22:03:25.724830264</dc:date>
    <dc:creator>Marco Mangan</dc:creator>
    <meta:editing-duration>PT7M50S</meta:editing-duration>
    <meta:editing-cycles>4</meta:editing-cycles>
    <meta:generator>LibreOffice/5.0.3.2$Linux_X86_64 LibreOffice_project/00m0$Build-2</meta:generator>
    <meta:document-statistic meta:table-count="1" meta:cell-count="30" meta:object-count="0"/>
  </office:meta>
</office:document-meta>
</file>